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46in"/>
    </style:style>
    <style:style style:name="co2" style:family="table-column">
      <style:table-column-properties fo:break-before="auto" style:column-width="0.7228in"/>
    </style:style>
    <style:style style:name="co3" style:family="table-column">
      <style:table-column-properties fo:break-before="auto" style:column-width="0.6256in"/>
    </style:style>
    <style:style style:name="co4" style:family="table-column">
      <style:table-column-properties fo:break-before="auto" style:column-width="0.8256in"/>
    </style:style>
    <style:style style:name="co5" style:family="table-column">
      <style:table-column-properties fo:break-before="auto" style:column-width="0.567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6374in" fo:break-before="auto" style:use-optimal-row-height="false"/>
    </style:style>
    <style:style style:name="ro4" style:family="table-row">
      <style:table-row-properties style:row-height="0.7736in" fo:break-before="auto" style:use-optimal-row-height="false"/>
    </style:style>
    <style:style style:name="ro5" style:family="table-row">
      <style:table-row-properties style:row-height="0.9228in" fo:break-before="auto" style:use-optimal-row-height="false"/>
    </style:style>
    <style:style style:name="ro6" style:family="table-row">
      <style:table-row-properties style:row-height="0.4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/>
    </style:style>
    <style:style style:name="ce5" style:family="table-cell" style:parent-style-name="Default">
      <style:table-cell-properties fo:background-color="#afeeee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Nimbus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3d3d3"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Nimbus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cccc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Nimbus Roman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Nimbus Roman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DejaVu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2" office:value-type="string" calcext:value-type="string">
            <text:p>TP / Correct</text:p>
          </table:table-cell>
          <table:table-cell table:style-name="ce2" office:value-type="string" calcext:value-type="string">
            <text:p>FP</text:p>
          </table:table-cell>
          <table:table-cell table:style-name="ce2" office:value-type="string" calcext:value-type="string">
            <text:p>F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P*R</text:p>
          </table:table-cell>
          <table:table-cell table:style-name="ce2" office:value-type="string" calcext:value-type="string">
            <text:p>P+R</text:p>
          </table:table-cell>
          <table:table-cell table:style-name="ce2" office:value-type="string" calcext:value-type="string">
            <text:p>F</text:p>
          </table:table-cell>
          <table:table-cell table:style-name="ce2"/>
        </table:table-row>
        <table:table-row table:style-name="ro1">
          <table:table-cell table:style-name="ce1" office:value-type="string" calcext:value-type="string">
            <text:p>Facebook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Cooke</text:p>
          </table:table-cell>
          <table:table-cell office:value-type="float" office:value="2796" calcext:value-type="float">
            <text:p>2796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table:formula="of:=[.B3]/([.B3] + [.D3])" office:value-type="float" office:value="0.964470507071404" calcext:value-type="float">
            <text:p>0.964470507071404</text:p>
          </table:table-cell>
          <table:table-cell table:formula="of:=[.B3]/([.B3] + [.C3])" office:value-type="float" office:value="0.965136347946151" calcext:value-type="float">
            <text:p>0.965136347946151</text:p>
          </table:table-cell>
          <table:table-cell table:formula="of:=[.E3]*[.F3]" office:value-type="float" office:value="0.930845542896667" calcext:value-type="float">
            <text:p>0.930845542896667</text:p>
          </table:table-cell>
          <table:table-cell table:formula="of:=[.E3]+[.F3]" office:value-type="float" office:value="1.92960685501756" calcext:value-type="float">
            <text:p>1.92960685501756</text:p>
          </table:table-cell>
          <table:table-cell table:formula="of:=2*([.G3]/[.H3])" office:value-type="float" office:value="0.9648033126294" calcext:value-type="float">
            <text:p>0.9648033126294</text:p>
          </table:table-cell>
          <table:table-cell/>
        </table:table-row>
        <table:table-row table:style-name="ro1">
          <table:table-cell office:value-type="string" calcext:value-type="string">
            <text:p>Qian</text:p>
          </table:table-cell>
          <table:table-cell office:value-type="float" office:value="4581" calcext:value-type="float">
            <text:p>4581</text:p>
          </table:table-cell>
          <table:table-cell office:value-type="float" office:value="2726" calcext:value-type="float">
            <text:p>2726</text:p>
          </table:table-cell>
          <table:table-cell office:value-type="float" office:value="1603" calcext:value-type="float">
            <text:p>1603</text:p>
          </table:table-cell>
          <table:table-cell table:formula="of:=[.B4]/([.B4] + [.D4])" office:value-type="float" office:value="0.740782664941785" calcext:value-type="float">
            <text:p>0.740782664941785</text:p>
          </table:table-cell>
          <table:table-cell table:formula="of:=[.B4]/([.B4] + [.C4])" office:value-type="float" office:value="0.626933077870535" calcext:value-type="float">
            <text:p>0.626933077870535</text:p>
          </table:table-cell>
          <table:table-cell table:formula="of:=[.E4]*[.F4]" office:value-type="float" office:value="0.464421156165091" calcext:value-type="float">
            <text:p>0.464421156165091</text:p>
          </table:table-cell>
          <table:table-cell table:formula="of:=[.E4]+[.F4]" office:value-type="float" office:value="1.36771574281232" calcext:value-type="float">
            <text:p>1.36771574281232</text:p>
          </table:table-cell>
          <table:table-cell table:formula="of:=2*([.G4]/[.H4])" office:value-type="float" office:value="0.679119412941961" calcext:value-type="float">
            <text:p>0.679119412941961</text:p>
          </table:table-cell>
          <table:table-cell/>
        </table:table-row>
        <table:table-row table:style-name="ro1">
          <table:table-cell office:value-type="string" calcext:value-type="string">
            <text:p>Mody</text:p>
          </table:table-cell>
          <table:table-cell office:value-type="float" office:value="363759" calcext:value-type="float">
            <text:p>363759</text:p>
          </table:table-cell>
          <table:table-cell office:value-type="float" office:value="63555" calcext:value-type="float">
            <text:p>63555</text:p>
          </table:table-cell>
          <table:table-cell office:value-type="float" office:value="24388" calcext:value-type="float">
            <text:p>24388</text:p>
          </table:table-cell>
          <table:table-cell table:formula="of:=[.B5]/([.B5] + [.D5])" office:value-type="float" office:value="0.93716813475307" calcext:value-type="float">
            <text:p>0.93716813475307</text:p>
          </table:table-cell>
          <table:table-cell table:formula="of:=[.B5]/([.B5] + [.C5])" office:value-type="float" office:value="0.851268622137351" calcext:value-type="float">
            <text:p>0.851268622137351</text:p>
          </table:table-cell>
          <table:table-cell table:formula="of:=[.E5]*[.F5]" office:value-type="float" office:value="0.797781826782278" calcext:value-type="float">
            <text:p>0.797781826782278</text:p>
          </table:table-cell>
          <table:table-cell table:formula="of:=[.E5]+[.F5]" office:value-type="float" office:value="1.78843675689042" calcext:value-type="float">
            <text:p>1.78843675689042</text:p>
          </table:table-cell>
          <table:table-cell table:formula="of:=2*([.G5]/[.H5])" office:value-type="float" office:value="0.892155480151718" calcext:value-type="float">
            <text:p>0.892155480151718</text:p>
          </table:table-cell>
          <table:table-cell/>
        </table:table-row>
        <table:table-row table:style-name="ro1">
          <table:table-cell table:style-name="ce1" office:value-type="string" calcext:value-type="string">
            <text:p>Multiling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Cooke</text:p>
          </table:table-cell>
          <table:table-cell office:value-type="float" office:value="2583" calcext:value-type="float">
            <text:p>2583</text:p>
          </table:table-cell>
          <table:table-cell office:value-type="float" office:value="352" calcext:value-type="float">
            <text:p>352</text:p>
          </table:table-cell>
          <table:table-cell office:value-type="float" office:value="65" calcext:value-type="float">
            <text:p>65</text:p>
          </table:table-cell>
          <table:table-cell table:formula="of:=[.B7]/([.B7] + [.D7])" office:value-type="float" office:value="0.975453172205438" calcext:value-type="float">
            <text:p>0.975453172205438</text:p>
          </table:table-cell>
          <table:table-cell table:formula="of:=[.B7]/([.B7] + [.C7])" office:value-type="float" office:value="0.880068143100511" calcext:value-type="float">
            <text:p>0.880068143100511</text:p>
          </table:table-cell>
          <table:table-cell table:formula="of:=[.E7]*[.F7]" office:value-type="float" office:value="0.858465261944343" calcext:value-type="float">
            <text:p>0.858465261944343</text:p>
          </table:table-cell>
          <table:table-cell table:formula="of:=[.E7]+[.F7]" office:value-type="float" office:value="1.85552131530595" calcext:value-type="float">
            <text:p>1.85552131530595</text:p>
          </table:table-cell>
          <table:table-cell table:formula="of:=2*([.G7]/[.H7])" office:value-type="float" office:value="0.92530897367007" calcext:value-type="float">
            <text:p>0.92530897367007</text:p>
          </table:table-cell>
          <table:table-cell/>
        </table:table-row>
        <table:table-row table:style-name="ro1">
          <table:table-cell office:value-type="string" calcext:value-type="string">
            <text:p>Qian</text:p>
          </table:table-cell>
          <table:table-cell table:number-columns-repeated="8" table:style-name="ce3"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Mody</text:p>
          </table:table-cell>
          <table:table-cell table:number-columns-repeated="8" table:style-name="ce3" office:value-type="string" calcext:value-type="string">
            <text:p>N/A</text:p>
          </table:table-cell>
          <table:table-cell/>
        </table:table-row>
        <table:table-row table:style-name="ro1">
          <table:table-cell table:style-name="ce1" office:value-type="string" calcext:value-type="string">
            <text:p>Twitbert</text:p>
          </table:table-cell>
          <table:table-cell table:style-name="ce1" table:number-columns-repeated="9"/>
        </table:table-row>
        <table:table-row table:style-name="ro1">
          <table:table-cell office:value-type="string" calcext:value-type="string">
            <text:p>Cooke</text:p>
          </table:table-cell>
          <table:table-cell office:value-type="float" office:value="2830" calcext:value-type="float">
            <text:p>2830</text:p>
          </table:table-cell>
          <table:table-cell office:value-type="float" office:value="17" calcext:value-type="float">
            <text:p>17</text:p>
          </table:table-cell>
          <table:table-cell office:value-type="float" office:value="153" calcext:value-type="float">
            <text:p>153</text:p>
          </table:table-cell>
          <table:table-cell table:formula="of:=[.B11]/([.B11] + [.D11])" office:value-type="float" office:value="0.948709353000335" calcext:value-type="float">
            <text:p>0.948709353000335</text:p>
          </table:table-cell>
          <table:table-cell table:formula="of:=[.B11]/([.B11] + [.C11])" office:value-type="float" office:value="0.99402880224798" calcext:value-type="float">
            <text:p>0.99402880224798</text:p>
          </table:table-cell>
          <table:table-cell table:formula="of:=[.E11]*[.F11]" office:value-type="float" office:value="0.94304442184438" calcext:value-type="float">
            <text:p>0.94304442184438</text:p>
          </table:table-cell>
          <table:table-cell table:formula="of:=[.E11]+[.F11]" office:value-type="float" office:value="1.94273815524832" calcext:value-type="float">
            <text:p>1.94273815524832</text:p>
          </table:table-cell>
          <table:table-cell table:formula="of:=2*([.G11]/[.H11])" office:value-type="float" office:value="0.970840480274443" calcext:value-type="float">
            <text:p>0.970840480274443</text:p>
          </table:table-cell>
          <table:table-cell/>
        </table:table-row>
        <table:table-row table:style-name="ro1">
          <table:table-cell office:value-type="string" calcext:value-type="string">
            <text:p>Qian</text:p>
          </table:table-cell>
          <table:table-cell office:value-type="float" office:value="4871" calcext:value-type="float">
            <text:p>4871</text:p>
          </table:table-cell>
          <table:table-cell office:value-type="float" office:value="1527" calcext:value-type="float">
            <text:p>1527</text:p>
          </table:table-cell>
          <table:table-cell office:value-type="float" office:value="2512" calcext:value-type="float">
            <text:p>2512</text:p>
          </table:table-cell>
          <table:table-cell table:formula="of:=[.B12]/([.B12] + [.D12])" office:value-type="float" office:value="0.659758905593932" calcext:value-type="float">
            <text:p>0.659758905593932</text:p>
          </table:table-cell>
          <table:table-cell table:formula="of:=[.B12]/([.B12] + [.C12])" office:value-type="float" office:value="0.761331666145671" calcext:value-type="float">
            <text:p>0.761331666145671</text:p>
          </table:table-cell>
          <table:table-cell table:formula="of:=[.E12]*[.F12]" office:value-type="float" office:value="0.502295346850272" calcext:value-type="float">
            <text:p>0.502295346850272</text:p>
          </table:table-cell>
          <table:table-cell table:formula="of:=[.E12]+[.F12]" office:value-type="float" office:value="1.4210905717396" calcext:value-type="float">
            <text:p>1.4210905717396</text:p>
          </table:table-cell>
          <table:table-cell table:formula="of:=2*([.G12]/[.H12])" office:value-type="float" office:value="0.706915318191713" calcext:value-type="float">
            <text:p>0.706915318191713</text:p>
          </table:table-cell>
          <table:table-cell/>
        </table:table-row>
        <table:table-row table:style-name="ro1">
          <table:table-cell office:value-type="string" calcext:value-type="string">
            <text:p>Mody</text:p>
          </table:table-cell>
          <table:table-cell office:value-type="float" office:value="375347" calcext:value-type="float">
            <text:p>375347</text:p>
          </table:table-cell>
          <table:table-cell office:value-type="float" office:value="22096" calcext:value-type="float">
            <text:p>22096</text:p>
          </table:table-cell>
          <table:table-cell office:value-type="float" office:value="54259" calcext:value-type="float">
            <text:p>54259</text:p>
          </table:table-cell>
          <table:table-cell table:formula="of:=[.B13]/([.B13] + [.D13])" office:value-type="float" office:value="0.873700553530444" calcext:value-type="float">
            <text:p>0.873700553530444</text:p>
          </table:table-cell>
          <table:table-cell table:formula="of:=[.B13]/([.B13] + [.C13])" office:value-type="float" office:value="0.944404606446711" calcext:value-type="float">
            <text:p>0.944404606446711</text:p>
          </table:table-cell>
          <table:table-cell table:formula="of:=[.E13]*[.F13]" office:value-type="float" office:value="0.825126827409192" calcext:value-type="float">
            <text:p>0.825126827409192</text:p>
          </table:table-cell>
          <table:table-cell table:formula="of:=[.E13]+[.F13]" office:value-type="float" office:value="1.81810515997715" calcext:value-type="float">
            <text:p>1.81810515997715</text:p>
          </table:table-cell>
          <table:table-cell table:formula="of:=2*([.G13]/[.H13])" office:value-type="float" office:value="0.907677779672063" calcext:value-type="float">
            <text:p>0.907677779672063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>
            <draw:frame draw:z-index="0" draw:style-name="gr1" draw:text-style-name="P1" svg:width="4.3551in" svg:height="2.4067in" svg:x="0.2984in" svg:y="0.0067in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draw:z-index="1" draw:style-name="gr1" draw:text-style-name="P1" svg:width="1.8945in" svg:height="2.2563in" svg:x="0.5063in" svg:y="0.0957in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draw:z-index="2" draw:style-name="gr1" draw:text-style-name="P1" svg:width="4.374in" svg:height="2.2083in" svg:x="0.1689in" svg:y="0.1433in">
              <draw:object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/>
        </table:table-row>
        <table:table-row table:style-name="ro1" table:number-rows-repeated="14">
          <table:table-cell table:number-columns-repeated="10"/>
        </table:table-row>
        <table:table-row table:style-name="ro2">
          <table:table-cell table:style-name="ce5" office:value-type="string" calcext:value-type="string">
            <text:p>Model <text:s/></text:p>
          </table:table-cell>
          <table:table-cell table:style-name="ce5" office:value-type="string" calcext:value-type="string">
            <text:p>FB Roberta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Acc.</text:p>
          </table:table-cell>
          <table:table-cell table:style-name="ce5" office:value-type="string" calcext:value-type="string">
            <text:p>Multiling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Acc.</text:p>
          </table:table-cell>
          <table:table-cell table:style-name="ce5" office:value-type="string" calcext:value-type="string">
            <text:p>Twitter Roberta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Acc</text:p>
          </table:table-cell>
        </table:table-row>
        <table:table-row table:style-name="ro3">
          <table:table-cell table:style-name="ce6" office:value-type="string" calcext:value-type="string">
            <text:p>Dataset</text:p>
          </table:table-cell>
          <table:table-cell table:style-name="ce9" table:number-columns-repeated="2"/>
          <table:table-cell table:style-name="ce9" office:value-type="string" calcext:value-type="string">
            <text:p>% incorrect F-score</text:p>
          </table:table-cell>
          <table:table-cell table:style-name="ce9" office:value-type="string" calcext:value-type="string">
            <text:p>Small token window</text:p>
          </table:table-cell>
          <table:table-cell table:style-name="ce9"/>
          <table:table-cell table:style-name="ce9" office:value-type="string" calcext:value-type="string">
            <text:p>% incorrect F-score</text:p>
          </table:table-cell>
          <table:table-cell table:style-name="ce9" table:number-columns-repeated="2"/>
          <table:table-cell table:style-name="ce9" office:value-type="string" calcext:value-type="string">
            <text:p>% incorrect F-score</text:p>
          </table:table-cell>
        </table:table-row>
        <table:table-row table:style-name="ro4">
          <table:table-cell table:style-name="ce6" office:value-type="string" calcext:value-type="string">
            <text:p>Cooke 3000 Msg</text:p>
          </table:table-cell>
          <table:table-cell table:style-name="ce9" office:value-type="string" calcext:value-type="string">
            <text:p>Large (arbitrary) token maximum</text:p>
          </table:table-cell>
          <table:table-cell table:style-name="ce9" office:value-type="string" calcext:value-type="string">
            <text:p>&lt; 1 minute</text:p>
          </table:table-cell>
          <table:table-cell table:style-name="ce10" office:value-type="string" calcext:value-type="string">
            <text:p>%: 6.8 <text:s/>F: 0.9648</text:p>
          </table:table-cell>
          <table:table-cell table:style-name="ce9" office:value-type="string" calcext:value-type="string">
            <text:p>Small max tokens length, can be parsed</text:p>
          </table:table-cell>
          <table:table-cell table:style-name="ce9" office:value-type="string" calcext:value-type="string">
            <text:p>~ 3 minutes </text:p>
          </table:table-cell>
          <table:table-cell table:style-name="ce9" office:value-type="string" calcext:value-type="string">
            <text:p>%: 13.90 F: 0.9253 </text:p>
          </table:table-cell>
          <table:table-cell table:style-name="ce9" office:value-type="string" calcext:value-type="string">
            <text:p>Large (arbitrary) token maximum </text:p>
          </table:table-cell>
          <table:table-cell table:style-name="ce9" office:value-type="string" calcext:value-type="string">
            <text:p>&lt; 1 minute </text:p>
          </table:table-cell>
          <table:table-cell table:style-name="ce10" office:value-type="string" calcext:value-type="string">
            <text:p>%: 5.67 F: 0.9708</text:p>
          </table:table-cell>
        </table:table-row>
        <table:table-row table:style-name="ro5">
          <table:table-cell table:style-name="ce6" office:value-type="string" calcext:value-type="string">
            <text:p>Qian ~9000 msg</text:p>
          </table:table-cell>
          <table:table-cell table:style-name="ce9" office:value-type="string" calcext:value-type="string">
            <text:p>“ ”</text:p>
          </table:table-cell>
          <table:table-cell table:style-name="ce9" office:value-type="string" calcext:value-type="string">
            <text:p>~ 45 minutes</text:p>
          </table:table-cell>
          <table:table-cell table:style-name="ce9" office:value-type="string" calcext:value-type="string">
            <text:p>%: 48.59 F: 0.6791</text:p>
          </table:table-cell>
          <table:table-cell table:style-name="ce9" office:value-type="string" calcext:value-type="string">
            <text:p>Produced invalid split sentiments, results can’t be used</text:p>
          </table:table-cell>
          <table:table-cell table:style-name="ce9" office:value-type="string" calcext:value-type="string">
            <text:p>~ 210 minutes</text:p>
          </table:table-cell>
          <table:table-cell table:style-name="ce9" office:value-type="string" calcext:value-type="string">
            <text:p><text:s/></text:p>
          </table:table-cell>
          <table:table-cell table:style-name="ce9" office:value-type="string" calcext:value-type="string">
            <text:p>“ ”</text:p>
          </table:table-cell>
          <table:table-cell table:style-name="ce9" office:value-type="string" calcext:value-type="string">
            <text:p>~ 1 hour</text:p>
          </table:table-cell>
          <table:table-cell table:style-name="ce9" office:value-type="string" calcext:value-type="string">
            <text:p>%: 45.33 F: 0.7069</text:p>
          </table:table-cell>
        </table:table-row>
        <table:table-row table:style-name="ro6">
          <table:table-cell table:style-name="ce6" office:value-type="string" calcext:value-type="string">
            <text:p>Mody ~450,000 msg</text:p>
          </table:table-cell>
          <table:table-cell table:style-name="ce9" office:value-type="string" calcext:value-type="string">
            <text:p>“ ”</text:p>
          </table:table-cell>
          <table:table-cell table:style-name="ce9" office:value-type="string" calcext:value-type="string">
            <text:p>~ 24 hours</text:p>
          </table:table-cell>
          <table:table-cell table:style-name="ce9" office:value-type="string" calcext:value-type="string">
            <text:p>%: 19.47 F: 0.8922 </text:p>
          </table:table-cell>
          <table:table-cell table:number-columns-repeated="3" table:style-name="ce9" office:value-type="string" calcext:value-type="string">
            <text:p>N/A </text:p>
          </table:table-cell>
          <table:table-cell table:style-name="ce9" office:value-type="string" calcext:value-type="string">
            <text:p>“ ”</text:p>
          </table:table-cell>
          <table:table-cell table:style-name="ce9" office:value-type="string" calcext:value-type="string">
            <text:p>~ 26 hours</text:p>
          </table:table-cell>
          <table:table-cell table:style-name="ce9" office:value-type="string" calcext:value-type="string">
            <text:p>%: 16.91 F: 0.907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imbus Roman" svg:font-family="'Nimbus Roman'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zxx" style:country-complex="none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31T18:39:59.315282717</meta:creation-date>
    <dc:date>2024-05-18T21:39:19.093249492</dc:date>
    <meta:editing-duration>PT3H12M37S</meta:editing-duration>
    <meta:editing-cycles>13</meta:editing-cycles>
    <meta:generator>LibreOffice/24.2.2.2$Linux_X86_64 LibreOffice_project/d56cc158d8a96260b836f100ef4b4ef25d6f1a01</meta:generator>
    <meta:document-statistic meta:table-count="1" meta:cell-count="137" meta:object-count="3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aximum="1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 chart:data-label-number="value" chart:data-label-text="false" chart:data-label-symbol="false" chart:data-label-series="true" chart:label-position="top"/>
      <style:graphic-properties draw:stroke="none" draw:fill-color="#32cd32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false" chart:data-label-number="value" chart:data-label-text="false" chart:data-label-symbol="false" chart:data-label-series="true" chart:label-position="top"/>
      <style:graphic-properties draw:stroke="none" draw:fill-color="#fa8072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false" chart:data-label-number="value" chart:data-label-text="false" chart:data-label-symbol="false" chart:data-label-series="true" chart:label-position="top"/>
      <style:graphic-properties draw:stroke="none" draw:fill-color="#1e90ff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063cm" svg:height="6.114cm" xlink:href="." xlink:type="simple" chart:class="chart:bar" chart:style-name="ch1">
        <chart:plot-area chart:style-name="ch2" chart:data-source-has-labels="both" svg:x="0.44cm" svg:y="0.197cm" svg:width="10.373cm" svg:height="5.764cm">
          <chart:coordinate-region svg:x="1.373cm" svg:y="0.397cm" svg:width="9.44cm" svg:height="5.365cm"/>
          <chart:axis chart:dimension="x" chart:name="primary-x" chart:style-name="ch3" chartooo:axis-type="text">
            <chart:categories table:cell-range-address="local-table.$B$1:.$B$1"/>
          </chart:axis>
          <chart:axis chart:dimension="y" chart:name="primary-y" chart:style-name="ch4">
            <chart:title svg:x="0cm" svg:y="3.676cm" chart:style-name="ch5">
              <text:p>F-score</text:p>
            </chart:title>
            <chart:grid chart:style-name="ch6" chart:class="major"/>
          </chart:axis>
          <chart:series chart:style-name="ch7" chart:values-cell-range-address="local-table.$B$2:.$B$2" chart:label-cell-address="local-table.$A$2" chart:class="chart:bar">
            <chart:data-point/>
          </chart:series>
          <chart:series chart:style-name="ch8" chart:values-cell-range-address="local-table.$B$3:.$B$3" chart:label-cell-address="local-table.$A$3" chart:class="chart:bar">
            <chart:data-point/>
          </chart:series>
          <chart:series chart:style-name="ch9" chart:values-cell-range-address="local-table.$B$4:.$B$4" chart:label-cell-address="local-table.$A$4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oke</text:p>
              </table:table-cell>
              <table:table-cell office:value-type="float" office:value="0.9648033126294">
                <text:p>0.9648033126294</text:p>
              </table:table-cell>
            </table:table-row>
            <table:table-row>
              <table:table-cell office:value-type="string">
                <text:p>Qian</text:p>
              </table:table-cell>
              <table:table-cell office:value-type="float" office:value="0.679119412941961">
                <text:p>0.679119412941961</text:p>
              </table:table-cell>
            </table:table-row>
            <table:table-row>
              <table:table-cell office:value-type="string">
                <text:p>Mody</text:p>
              </table:table-cell>
              <table:table-cell office:value-type="float" office:value="0.892155480151718">
                <text:p>0.8921554801517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 chart:data-label-number="value" chart:data-label-text="false" chart:data-label-symbol="false" chart:data-label-series="true" chart:label-position="top"/>
      <style:graphic-properties draw:stroke="none" draw:fill-color="#32cd32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.813cm" svg:height="5.732cm" xlink:href="." xlink:type="simple" chart:class="chart:bar" chart:style-name="ch1">
        <chart:plot-area chart:style-name="ch2" chart:data-source-has-labels="both" svg:x="0.626cm" svg:y="0.18cm" svg:width="4.026cm" svg:height="5.449cm">
          <chart:coordinate-region svg:x="1.559cm" svg:y="0.38cm" svg:width="3.093cm" svg:height="5.05cm"/>
          <chart:axis chart:dimension="x" chart:name="primary-x" chart:style-name="ch3" chartooo:axis-type="text">
            <chart:categories table:cell-range-address="local-table.$B$1:.$B$1"/>
          </chart:axis>
          <chart:axis chart:dimension="y" chart:name="primary-y" chart:style-name="ch4">
            <chart:title svg:x="0cm" svg:y="3.501cm" chart:style-name="ch5">
              <text:p>F-score</text:p>
            </chart:title>
            <chart:grid chart:style-name="ch6" chart:class="major"/>
          </chart:axis>
          <chart:series chart:style-name="ch7" chart:values-cell-range-address="local-table.$B$2:.$B$2" chart:label-cell-address="local-table.$A$2" chart:class="chart:bar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oke</text:p>
              </table:table-cell>
              <table:table-cell office:value-type="float" office:value="0.92530897367007">
                <text:p>0.9253089736700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 chart:data-label-number="value" chart:data-label-text="false" chart:data-label-symbol="false" chart:data-label-seri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2">
      <style:chart-properties chart:display-label="true" chart:logarithmic="false" chart:maximum="1" chart:interval-major="0.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false" chart:data-label-number="value" chart:data-label-text="false" chart:data-label-symbol="false" chart:data-label-series="true" chart:label-position="top"/>
      <style:graphic-properties draw:stroke="none" draw:fill-color="#32cd32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">
      <style:chart-properties chart:link-data-style-to-source="false" chart:data-label-number="value" chart:data-label-text="false" chart:data-label-symbol="false" chart:data-label-series="true" chart:label-position="top"/>
      <style:graphic-properties draw:stroke="none" draw:fill-color="#fa8072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false" chart:data-label-number="value" chart:data-label-text="false" chart:data-label-symbol="false" chart:data-label-series="true" chart:label-position="top"/>
      <style:graphic-properties draw:stroke="none" draw:fill-color="#1e90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11cm" svg:height="5.61cm" xlink:href="." xlink:type="simple" chart:class="chart:bar" chart:style-name="ch1">
        <chart:plot-area chart:style-name="ch2" chart:data-source-has-labels="both" svg:x="0.568cm" svg:y="0.164cm" svg:width="10.422cm" svg:height="5.365cm">
          <chart:coordinate-region svg:x="1.501cm" svg:y="0.364cm" svg:width="9.489cm" svg:height="4.966cm"/>
          <chart:axis chart:dimension="x" chart:name="primary-x" chart:style-name="ch3" chartooo:axis-type="text">
            <chart:categories table:cell-range-address="local-table.$B$1:.$B$1"/>
          </chart:axis>
          <chart:axis chart:dimension="y" chart:name="primary-y" chart:style-name="ch4">
            <chart:title svg:x="0cm" svg:y="3.443cm" chart:style-name="ch5">
              <text:p>F-score</text:p>
            </chart:title>
            <chart:grid chart:style-name="ch6" chart:class="major"/>
          </chart:axis>
          <chart:series chart:style-name="ch7" chart:values-cell-range-address="local-table.$B$2:.$B$2" chart:label-cell-address="local-table.$A$2" chart:class="chart:bar">
            <chart:data-point chart:style-name="ch8"/>
          </chart:series>
          <chart:series chart:style-name="ch9" chart:values-cell-range-address="local-table.$B$3:.$B$3" chart:label-cell-address="local-table.$A$3" chart:class="chart:bar">
            <chart:data-point/>
          </chart:series>
          <chart:series chart:style-name="ch10" chart:values-cell-range-address="local-table.$B$4:.$B$4" chart:label-cell-address="local-table.$A$4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Cooke</text:p>
              </table:table-cell>
              <table:table-cell office:value-type="float" office:value="0.970840480274443">
                <text:p>0.970840480274443</text:p>
              </table:table-cell>
            </table:table-row>
            <table:table-row>
              <table:table-cell office:value-type="string">
                <text:p>Qian</text:p>
              </table:table-cell>
              <table:table-cell office:value-type="float" office:value="0.706915318191713">
                <text:p>0.706915318191713</text:p>
              </table:table-cell>
            </table:table-row>
            <table:table-row>
              <table:table-cell office:value-type="string">
                <text:p>Mody</text:p>
              </table:table-cell>
              <table:table-cell office:value-type="float" office:value="0.907677779672063">
                <text:p>0.9076777796720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2.2$Linux_X86_64 LibreOffice_project/d56cc158d8a96260b836f100ef4b4ef25d6f1a01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